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43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ttendanc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Curso</text:p>
          </table:table-cell>
          <table:table-cell office:value-type="string" table:style-name="ce1">
            <text:p>Curso tes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Grupo</text:p>
          </table:table-cell>
          <table:table-cell office:value-type="string" table:style-name="ce1">
            <text:p>Todos os participantes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ID do Estudante</text:p>
          </table:table-cell>
          <table:table-cell office:value-type="string" table:style-name="ce2">
            <text:p>Identificação de usuário</text:p>
          </table:table-cell>
          <table:table-cell office:value-type="string" table:style-name="ce2">
            <text:p>Sobrenome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25/08/2022 07:30 Todos os estudantes</text:p>
          </table:table-cell>
          <table:table-cell office:value-type="string" table:style-name="ce2">
            <text:p>30/08/2022 07:30 Todos os estudantes</text:p>
          </table:table-cell>
          <table:table-cell office:value-type="string" table:style-name="ce2">
            <text:p>1/09/2022 07:30 Todos os estudantes</text:p>
          </table:table-cell>
          <table:table-cell office:value-type="string" table:style-name="ce2">
            <text:p>6/09/2022 07:30 Todos os estudantes</text:p>
          </table:table-cell>
          <table:table-cell office:value-type="string" table:style-name="ce2">
            <text:p>8/09/2022 07:30 Todos os estudantes</text:p>
          </table:table-cell>
          <table:table-cell office:value-type="string" table:style-name="ce2">
            <text:p>13/09/2022 07:30 Todos os estudantes</text:p>
          </table:table-cell>
          <table:table-cell office:value-type="string" table:style-name="ce2">
            <text:p>15/09/2022 07:30 Todos os estudantes</text:p>
          </table:table-cell>
          <table:table-cell office:value-type="string" table:style-name="ce2">
            <text:p>20/09/2022 07:30 Todos os estudantes</text:p>
          </table:table-cell>
          <table:table-cell office:value-type="string" table:style-name="ce2">
            <text:p>22/09/2022 07:30 Todos os estudantes</text:p>
          </table:table-cell>
          <table:table-cell office:value-type="string" table:style-name="ce2">
            <text:p>27/09/2022 07:30 Todos os estudantes</text:p>
          </table:table-cell>
          <table:table-cell office:value-type="string" table:style-name="ce2">
            <text:p>29/09/2022 07:30 Todos os estudantes</text:p>
          </table:table-cell>
          <table:table-cell office:value-type="string" table:style-name="ce2">
            <text:p>4/10/2022 07:30 Todos os estudantes</text:p>
          </table:table-cell>
          <table:table-cell office:value-type="string" table:style-name="ce2">
            <text:p>6/10/2022 07:30 Todos os estudantes</text:p>
          </table:table-cell>
          <table:table-cell office:value-type="string" table:style-name="ce2">
            <text:p>11/10/2022 07:30 Todos os estudantes</text:p>
          </table:table-cell>
          <table:table-cell office:value-type="string" table:style-name="ce2">
            <text:p>13/10/2022 07:30 Todos os estudantes</text:p>
          </table:table-cell>
          <table:table-cell office:value-type="string" table:style-name="ce2">
            <text:p>18/10/2022 07:30 Todos os estudantes</text:p>
          </table:table-cell>
          <table:table-cell office:value-type="string" table:style-name="ce2">
            <text:p>20/10/2022 07:30 Todos os estudantes</text:p>
          </table:table-cell>
          <table:table-cell office:value-type="string" table:style-name="ce2">
            <text:p>25/10/2022 07:30 Todos os estudantes</text:p>
          </table:table-cell>
          <table:table-cell office:value-type="string" table:style-name="ce2">
            <text:p>27/10/2022 07:30 Todos os estudantes</text:p>
          </table:table-cell>
          <table:table-cell office:value-type="string" table:style-name="ce2">
            <text:p>1/11/2022 07:30 Todos os estudantes</text:p>
          </table:table-cell>
          <table:table-cell office:value-type="string" table:style-name="ce2">
            <text:p>3/11/2022 07:30 Todos os estudantes</text:p>
          </table:table-cell>
          <table:table-cell office:value-type="string" table:style-name="ce2">
            <text:p>8/11/2022 07:30 Todos os estudantes</text:p>
          </table:table-cell>
          <table:table-cell office:value-type="string" table:style-name="ce2">
            <text:p>10/11/2022 07:30 Todos os estudantes</text:p>
          </table:table-cell>
          <table:table-cell office:value-type="string" table:style-name="ce2">
            <text:p>15/11/2022 07:30 Todos os estudantes</text:p>
          </table:table-cell>
          <table:table-cell office:value-type="string" table:style-name="ce2">
            <text:p>17/11/2022 07:30 Todos os estudantes</text:p>
          </table:table-cell>
          <table:table-cell office:value-type="string" table:style-name="ce2">
            <text:p>22/11/2022 07:30 Todos os estudantes</text:p>
          </table:table-cell>
          <table:table-cell office:value-type="string" table:style-name="ce2">
            <text:p>24/11/2022 07:30 Todos os estudantes</text:p>
          </table:table-cell>
          <table:table-cell office:value-type="string" table:style-name="ce2">
            <text:p>29/11/2022 07:30 Todos os estudantes</text:p>
          </table:table-cell>
          <table:table-cell office:value-type="string" table:style-name="ce2">
            <text:p>1/12/2022 07:30 Todos os estudantes</text:p>
          </table:table-cell>
          <table:table-cell office:value-type="string" table:style-name="ce2">
            <text:p>6/12/2022 07:30 Todos os estudantes</text:p>
          </table:table-cell>
          <table:table-cell office:value-type="string" table:style-name="ce2">
            <text:p>8/12/2022 07:30 Todos os estudantes</text:p>
          </table:table-cell>
          <table:table-cell office:value-type="string" table:style-name="ce2">
            <text:p>13/12/2022 07:30 Todos os estudantes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Au</text:p>
          </table:table-cell>
          <table:table-cell office:value-type="string" table:style-name="ce2">
            <text:p>Sessões anotadas</text:p>
          </table:table-cell>
          <table:table-cell office:value-type="string" table:style-name="ce2">
            <text:p>Pontos</text:p>
          </table:table-cell>
          <table:table-cell office:value-type="string" table:style-name="ce2">
            <text:p>Porcentagem</text:p>
          </table:table-cell>
          <table:table-cell table:number-columns-repeated="1634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Aluno 1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54 / 56</text:p>
          </table:table-cell>
          <table:table-cell office:value-type="string" table:style-name="ce1">
            <text:p>96,4</text:p>
          </table:table-cell>
          <table:table-cell table:number-columns-repeated="1634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21" table:style-name="ce1">
            <text:p>121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Aluno 2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54 / 56</text:p>
          </table:table-cell>
          <table:table-cell office:value-type="string" table:style-name="ce1">
            <text:p>96,4</text:p>
          </table:table-cell>
          <table:table-cell table:number-columns-repeated="1634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31" table:style-name="ce1">
            <text:p>131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Aluno 3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50 / 56</text:p>
          </table:table-cell>
          <table:table-cell office:value-type="string" table:style-name="ce1">
            <text:p>89,3</text:p>
          </table:table-cell>
          <table:table-cell table:number-columns-repeated="16342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41" table:style-name="ce1">
            <text:p>141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Aluno 4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48 / 56</text:p>
          </table:table-cell>
          <table:table-cell office:value-type="string" table:style-name="ce1">
            <text:p>85,7</text:p>
          </table:table-cell>
          <table:table-cell table:number-columns-repeated="1634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Aluno 5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50 / 56</text:p>
          </table:table-cell>
          <table:table-cell office:value-type="string" table:style-name="ce1">
            <text:p>89,3</text:p>
          </table:table-cell>
          <table:table-cell table:number-columns-repeated="16342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61" table:style-name="ce1">
            <text:p>161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Aluno 6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54 / 56</text:p>
          </table:table-cell>
          <table:table-cell office:value-type="string" table:style-name="ce1">
            <text:p>96,4</text:p>
          </table:table-cell>
          <table:table-cell table:number-columns-repeated="16342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71" table:style-name="ce1">
            <text:p>171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Aluno 7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46 / 56</text:p>
          </table:table-cell>
          <table:table-cell office:value-type="string" table:style-name="ce1">
            <text:p>82,1</text:p>
          </table:table-cell>
          <table:table-cell table:number-columns-repeated="16342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81" table:style-name="ce1">
            <text:p>181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Aluno 8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54 / 56</text:p>
          </table:table-cell>
          <table:table-cell office:value-type="string" table:style-name="ce1">
            <text:p>96,4</text:p>
          </table:table-cell>
          <table:table-cell table:number-columns-repeated="16342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Aluno 9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48 / 56</text:p>
          </table:table-cell>
          <table:table-cell office:value-type="string" table:style-name="ce1">
            <text:p>85,7</text:p>
          </table:table-cell>
          <table:table-cell table:number-columns-repeated="16342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201" table:style-name="ce1">
            <text:p>201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Aluno 10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50 / 56</text:p>
          </table:table-cell>
          <table:table-cell office:value-type="string" table:style-name="ce1">
            <text:p>89,3</text:p>
          </table:table-cell>
          <table:table-cell table:number-columns-repeated="1634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11" table:style-name="ce1">
            <text:p>211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Aluno 11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46 / 56</text:p>
          </table:table-cell>
          <table:table-cell office:value-type="string" table:style-name="ce1">
            <text:p>82,1</text:p>
          </table:table-cell>
          <table:table-cell table:number-columns-repeated="16342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221" table:style-name="ce1">
            <text:p>221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Aluno 12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50 / 56</text:p>
          </table:table-cell>
          <table:table-cell office:value-type="string" table:style-name="ce1">
            <text:p>89,3</text:p>
          </table:table-cell>
          <table:table-cell table:number-columns-repeated="1634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231" table:style-name="ce1">
            <text:p>231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Aluno 13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54 / 56</text:p>
          </table:table-cell>
          <table:table-cell office:value-type="string" table:style-name="ce1">
            <text:p>96,4</text:p>
          </table:table-cell>
          <table:table-cell table:number-columns-repeated="1634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241" table:style-name="ce1">
            <text:p>241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Aluno 14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56 / 56</text:p>
          </table:table-cell>
          <table:table-cell office:value-type="string" table:style-name="ce1">
            <text:p>100,0</text:p>
          </table:table-cell>
          <table:table-cell table:number-columns-repeated="1634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251" table:style-name="ce1">
            <text:p>251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Aluno 15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54 / 56</text:p>
          </table:table-cell>
          <table:table-cell office:value-type="string" table:style-name="ce1">
            <text:p>96,4</text:p>
          </table:table-cell>
          <table:table-cell table:number-columns-repeated="1634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61" table:style-name="ce1">
            <text:p>261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Aluno 16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56 / 56</text:p>
          </table:table-cell>
          <table:table-cell office:value-type="string" table:style-name="ce1">
            <text:p>100,0</text:p>
          </table:table-cell>
          <table:table-cell table:number-columns-repeated="1634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271" table:style-name="ce1">
            <text:p>271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Aluno 17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46 / 56</text:p>
          </table:table-cell>
          <table:table-cell office:value-type="string" table:style-name="ce1">
            <text:p>82,1</text:p>
          </table:table-cell>
          <table:table-cell table:number-columns-repeated="1634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281" table:style-name="ce1">
            <text:p>281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Aluno 18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P2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52 / 56</text:p>
          </table:table-cell>
          <table:table-cell office:value-type="string" table:style-name="ce1">
            <text:p>92,9</text:p>
          </table:table-cell>
          <table:table-cell table:number-columns-repeated="16342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Benjamin Grando Moreira</meta:initial-creator>
    <dc:creator>Benjamin Grando moreira</dc:creator>
    <meta:creation-date>2022-12-13T13:55:55Z</meta:creation-date>
    <dc:date>2022-12-13T19:24:18Z</dc:date>
  </office:meta>
</office:document-meta>
</file>